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0pt" style:text-underline-style="none" fo:font-weight="normal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FreeSans" fo:font-size="10pt" style:text-underline-style="none" fo:font-weight="normal" officeooo:rsid="0001d782" officeooo:paragraph-rsid="0001d782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FreeSans" fo:font-size="10pt" style:text-underline-style="none" fo:font-weight="normal" officeooo:rsid="000399ce" officeooo:paragraph-rsid="000399ce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FreeSans" fo:font-size="10pt" style:text-underline-style="none" fo:font-weight="normal" officeooo:rsid="00038786" officeooo:paragraph-rsid="00038786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FreeSans" fo:font-size="10pt" style:text-underline-style="none" fo:font-weight="normal" officeooo:rsid="000508c2" officeooo:paragraph-rsid="000508c2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FreeSans" fo:font-size="10pt" style:text-underline-style="none" fo:font-weight="normal" officeooo:rsid="0006ff5b" officeooo:paragraph-rsid="0006ff5b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FreeSans" fo:font-size="10pt" style:text-underline-style="none" fo:font-weight="normal" officeooo:rsid="00097eb4" officeooo:paragraph-rsid="00097eb4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FreeSans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FreeSans" fo:font-size="12pt" style:text-underline-style="solid" style:text-underline-width="auto" style:text-underline-color="font-color" fo:font-weight="bold" officeooo:rsid="0001d782" officeooo:paragraph-rsid="0001d782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FreeSans" fo:font-size="12pt" style:text-underline-style="solid" style:text-underline-width="auto" style:text-underline-color="font-color" fo:font-weight="bold" officeooo:rsid="00038786" officeooo:paragraph-rsid="00038786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FreeSans" fo:font-size="12pt" style:text-underline-style="solid" style:text-underline-width="auto" style:text-underline-color="font-color" fo:font-weight="bold" officeooo:rsid="00097eb4" officeooo:paragraph-rsid="00097eb4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style:text-underline-style="none" fo:font-weight="normal" officeooo:rsid="00088406" officeooo:paragraph-rsid="0008840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style:text-underline-style="none" fo:font-weight="normal" officeooo:rsid="00093f12" officeooo:paragraph-rsid="00093f12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style:text-underline-style="none" fo:font-weight="normal" officeooo:rsid="000945d7" officeooo:paragraph-rsid="000945d7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style:text-underline-style="none" fo:font-weight="normal" officeooo:rsid="00097eb4" officeooo:paragraph-rsid="00097eb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style:text-underline-style="none" fo:font-weight="normal" officeooo:rsid="00093f12" officeooo:paragraph-rsid="00093f12" style:font-size-asian="10.5pt" style:font-weight-asian="normal" style:font-size-complex="12pt" style:font-weight-complex="normal"/>
    </style:style>
    <style:style style:name="P18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FreeSans" fo:font-size="10pt" style:text-underline-style="none" fo:font-weight="normal" officeooo:rsid="0001d782" officeooo:paragraph-rsid="0001d782" style:font-size-asian="8.75pt" style:font-weight-asian="normal" style:font-size-complex="10pt" style:font-weight-complex="normal"/>
    </style:style>
    <style:style style:name="P19" style:family="paragraph" style:parent-style-name="Standard" style:list-style-name="L1">
      <style:text-properties style:font-name="Liberation Serif" fo:font-size="12pt" style:text-underline-style="none" fo:font-weight="normal" officeooo:rsid="00088406" officeooo:paragraph-rsid="00088406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FreeSans" fo:font-size="10pt" style:text-underline-style="none" fo:font-weight="normal" officeooo:rsid="000508c2" officeooo:paragraph-rsid="000508c2" style:font-size-asian="8.75pt" style:font-weight-asian="normal" style:font-size-complex="10pt" style:font-weight-complex="normal"/>
    </style:style>
    <style:style style:name="P21" style:family="paragraph" style:parent-style-name="Standard">
      <style:text-properties style:font-name="FreeSans" fo:font-size="10pt" style:text-underline-style="none" fo:font-weight="normal" officeooo:rsid="000a70c2" officeooo:paragraph-rsid="000a70c2" style:font-size-asian="8.75pt" style:font-weight-asian="normal" style:font-size-complex="10pt" style:font-weight-complex="normal"/>
    </style:style>
    <style:style style:name="P22" style:family="paragraph" style:parent-style-name="Heading_20_1">
      <style:text-properties fo:font-size="14pt" style:font-size-asian="14pt" style:font-size-complex="14pt"/>
    </style:style>
    <style:style style:name="P23" style:family="paragraph" style:parent-style-name="Heading_20_1">
      <style:text-properties fo:font-size="14pt" officeooo:rsid="00088406" officeooo:paragraph-rsid="00088406" style:font-size-asian="14pt" style:font-size-complex="14pt"/>
    </style:style>
    <style:style style:name="P24" style:family="paragraph" style:parent-style-name="Heading_20_1">
      <style:text-properties fo:font-size="14pt" officeooo:rsid="00093f12" officeooo:paragraph-rsid="00093f12" style:font-size-asian="12.25pt" style:font-size-complex="14pt"/>
    </style:style>
    <style:style style:name="P25" style:family="paragraph" style:parent-style-name="Heading_20_1">
      <style:text-properties fo:font-size="14pt" officeooo:rsid="000945d7" officeooo:paragraph-rsid="000945d7" style:font-size-asian="12.25pt" style:font-size-complex="14pt"/>
    </style:style>
    <style:style style:name="T1" style:family="text">
      <style:text-properties officeooo:rsid="0001d782"/>
    </style:style>
    <style:style style:name="T2" style:family="text">
      <style:text-properties officeooo:rsid="000945d7"/>
    </style:style>
    <style:style style:name="T3" style:family="text">
      <style:text-properties officeooo:rsid="000a24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6">For details on how to set up a testing site, see CreateASite.odt.</text:p>
      <text:p text:style-name="P12"/>
      <text:p text:style-name="P13">Because the system is highly date dependent, it is very easy to let testing dat<text:span text:style-name="T2">a</text:span> get dat<text:span text:style-name="T2">e </text:span>stale. <text:s/>There are three utilities in the menu that address this problem and greatly facilitate system testing:</text:p>
      <text:list xml:id="list1797357364" text:style-name="L1">
        <text:list-item>
          <text:p text:style-name="P19">Save CSV</text:p>
        </text:list-item>
        <text:list-item>
          <text:p text:style-name="P19">Refresh CSV</text:p>
        </text:list-item>
        <text:list-item>
          <text:p text:style-name="P19">Up dates</text:p>
        </text:list-item>
      </text:list>
      <text:p text:style-name="P14">These menu items are only available for run level greater than 0, ie. not in production, and <text:span text:style-name="T3">only</text:span> for a super user.</text:p>
      <text:p text:style-name="P13"/>
      <text:h text:style-name="P23" text:outline-level="1">Save CSV</text:h>
      <text:p text:style-name="P17">Once a testing DB has been populated, it can be saved as .csv files, one for each table. <text:s/>The ‘Save CSV’ utility saves them in the stash/refresh subdirectory. <text:s/><text:span text:style-name="T2">Several sets of saved tables can be kept for specific testing purposes.</text:span></text:p>
      <text:p text:style-name="P12"/>
      <text:h text:style-name="P24" text:outline-level="1">Refresh CSV</text:h>
      <text:p text:style-name="P14">To begin a testing session, the saved .csv files can be re-loaded to the DB.</text:p>
      <text:p text:style-name="P12"/>
      <text:h text:style-name="P25" text:outline-level="1">Up Dates</text:h>
      <text:p text:style-name="P15">After some time has passed, the saved .csv files can become date stale. <text:s/>The ‘Up Date’ utility can be used to bring them up to date after refreshing.</text:p>
      <text:p text:style-name="P12"/>
      <text:h text:style-name="P22" text:outline-level="1">Test Cases</text:h>
      <text:p text:style-name="P1"/>
      <text:p text:style-name="P6">Obviously, at lot to be done here…..</text:p>
      <text:p text:style-name="P1"/>
      <text:p text:style-name="P9">BROWSERS</text:p>
      <text:p text:style-name="P2">Mozilla Firefox: tested under versions<text:tab/>(date)</text:p>
      <text:p text:style-name="P18">30.0<text:tab/>(development)</text:p>
      <text:p text:style-name="P2">Internet Explorer</text:p>
      <text:p text:style-name="P2">Google Chrome: tested under versions</text:p>
      <text:p text:style-name="P18">35.0.1916.153<text:tab/>(2014-06-26)</text:p>
      <text:p text:style-name="P2">Safari</text:p>
      <text:p text:style-name="P2">6.1.4<text:tab/>(2014-06-26)</text:p>
      <text:p text:style-name="P1"/>
      <text:p text:style-name="P11">DB</text:p>
      <text:p text:style-name="P7">Create a superduper user, person_id=0</text:p>
      <text:p text:style-name="P7">Autoincrement</text:p>
      <text:p text:style-name="P7">Timestamp</text:p>
      <text:p text:style-name="P1"/>
      <text:p text:style-name="P8"><text:span text:style-name="T1">O</text:span>RGANIZATION</text:p>
      <text:p text:style-name="P3">Get a logo</text:p>
      <text:p text:style-name="P5">Person active in multiple orgs</text:p>
      <text:p text:style-name="P7">Preferences</text:p>
      <text:p text:style-name="P1"/>
      <text:p text:style-name="P8">PERSON</text:p>
      <text:p text:style-name="P4"><text:soft-page-break/>Add a new person; enter time</text:p>
      <text:p text:style-name="P3">Check inactive</text:p>
      <text:p text:style-name="P7">Disconnect from organizations: check for orphan logs</text:p>
      <text:p text:style-name="P7">Delete from the DB</text:p>
      <text:p text:style-name="P7">Permits</text:p>
      <text:p text:style-name="P1"/>
      <text:p text:style-name="P8">PROJECT</text:p>
      <text:p text:style-name="P5">Inactive project</text:p>
      <text:p text:style-name="P21">If only one project in org</text:p>
      <text:p text:style-name="P5">Person has multiple projects</text:p>
      <text:p text:style-name="P7">Preferences</text:p>
      <text:p text:style-name="P1"/>
      <text:p text:style-name="P8">TASK</text:p>
      <text:p text:style-name="P5">Inactive task</text:p>
      <text:p text:style-name="P1"/>
      <text:p text:style-name="P8">SUBTASK</text:p>
      <text:p text:style-name="P5">Inactive subtask</text:p>
      <text:p text:style-name="P1"/>
      <text:p text:style-name="P8">ACTION</text:p>
      <text:p text:style-name="P1"/>
      <text:p text:style-name="P1"/>
      <text:p text:style-name="P8">TIMELOG</text:p>
      <text:p text:style-name="P3">Inactive persons</text:p>
      <text:p text:style-name="P3">Add, update, delete logs including update of activity descriptions</text:p>
      <text:p text:style-name="P3">If person is active in only one org</text:p>
      <text:p text:style-name="P1"/>
      <text:p text:style-name="P10">RATES</text:p>
      <text:p text:style-name="P7">Check for overlapping rates</text:p>
      <text:p text:style-name="P7">Changing dates can ‘orphan’ log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0-07-29T14:49:08</meta:creation-date>
    <dc:date>2019-04-25T18:59:23.436451210</dc:date>
    <meta:editing-duration>PT24M44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2" meta:paragraph-count="53" meta:word-count="286" meta:character-count="1684" meta:non-whitespace-character-count="1450"/>
  </office:meta>
</office:document-meta>
</file>